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  <style:text-properties officeooo:rsid="1dcbd26f" officeooo:paragraph-rsid="1dcbd26f"/>
    </style:style>
    <style:style style:name="P2" style:family="paragraph" style:parent-style-name="Text_20_body">
      <style:text-properties officeooo:rsid="1dcbd26f" officeooo:paragraph-rsid="1dcbd26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Etruskové</text:h>
      <text:h text:style-name="Heading_20_2" text:outline-level="2">Sexuální zvyklosti</text:h>
      <text:p text:style-name="P2">Manželství je výhradně záležitost aristokratů. Neurozené Etruské ženy se mohou vyřádit, s kým chtějí (včetně otroků). Jejich potomci pak neznají svého otce.<text:line-break/><text:tab/>Aristokratky tuhle možnost nemají – pokud by Etruské ženě urozeného původu byla prokázána nevěra, navždy ztratí svůj urozený status a její potomci nebudou urození a nebudou mít právo hlásit se k jejímu manželovi jako k otci.<text:line-break/><text:tab/>Zapovězen je pro ně i předmanželský sex. Novomanžel má právo svatbu anulovat, pokud zjistí, ž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17T11:05:53.561000000</dc:date>
    <meta:print-date>2113-01-01T00:00:00</meta:print-date>
    <meta:editing-cycles>12465</meta:editing-cycles>
    <meta:editing-duration>P37DT10H53M43S</meta:editing-duration>
    <meta:generator>LibreOffice/6.0.5.2$Windows_X86_64 LibreOffice_project/54c8cbb85f300ac59db32fe8a675ff7683cd5a16</meta:generator>
    <meta:document-statistic meta:table-count="0" meta:image-count="0" meta:object-count="0" meta:page-count="1" meta:paragraph-count="4" meta:word-count="76" meta:character-count="507" meta:non-whitespace-character-count="431"/>
  </office:meta>
</office:document-meta>
</file>